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bda58" officeooo:paragraph-rsid="000bda58"/>
    </style:style>
    <style:style style:name="P2" style:family="paragraph" style:parent-style-name="Header">
      <style:paragraph-properties fo:text-align="end" style:justify-single-word="false"/>
      <style:text-properties officeooo:rsid="000d376b" officeooo:paragraph-rsid="000d376b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/>
      <style:text-properties officeooo:paragraph-rsid="000d376b"/>
    </style:style>
    <style:style style:name="P5" style:family="paragraph" style:parent-style-name="Standard">
      <style:paragraph-properties fo:line-height="115%"/>
      <style:text-properties style:font-name="Georgia"/>
    </style:style>
    <style:style style:name="P6" style:family="paragraph" style:parent-style-name="Standard" style:master-page-name="Standard">
      <style:paragraph-properties fo:line-height="115%" style:page-number="auto"/>
    </style:style>
    <style:style style:name="P7" style:family="paragraph" style:parent-style-name="Standard">
      <style:paragraph-properties fo:line-height="115%"/>
      <style:text-properties style:font-name="Georgia"/>
    </style:style>
    <style:style style:name="P8" style:family="paragraph" style:parent-style-name="Standard">
      <style:paragraph-properties fo:line-height="115%"/>
      <style:text-properties style:font-name="Georgia" officeooo:rsid="000d376b" officeooo:paragraph-rsid="000d376b"/>
    </style:style>
    <style:style style:name="P9" style:family="paragraph" style:parent-style-name="Standard">
      <style:paragraph-properties fo:line-height="115%"/>
      <style:text-properties officeooo:paragraph-rsid="0010ef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officeooo:rsid="000d376b"/>
    </style:style>
    <style:style style:name="T4" style:family="text">
      <style:text-properties style:font-name="Georgia"/>
    </style:style>
    <style:style style:name="T5" style:family="text">
      <style:text-properties style:font-name="Georgia" officeooo:rsid="000bda58"/>
    </style:style>
    <style:style style:name="T6" style:family="text">
      <style:text-properties style:font-name="Georgia" officeooo:rsid="000d376b"/>
    </style:style>
    <style:style style:name="T7" style:family="text">
      <style:text-properties style:font-name="Georgia" officeooo:rsid="0010ef5f"/>
    </style:style>
    <style:style style:name="T8" style:family="text">
      <style:text-properties style:font-name="Georgia" officeooo:rsid="00138a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To Whom it May Concern</text:span><text:span text:style-name="T4">,</text:span></text:p>
      <text:p text:style-name="P5"/>
      <text:p text:style-name="P9"><text:span text:style-name="T4">I write to inquire after your </text:span><text:span text:style-name="T7">Mentor New York</text:span><text:span text:style-name="T4"> because of my desire </text:span><text:span text:style-name="T7">t</text:span><text:span text:style-name="T6">ake action and solve what I know are some of the most significant problems facing America right now. I’ve become </text:span><text:span text:style-name="T7">passionate about changing</text:span><text:span text:style-name="T6"> the misconceptions surrounding education and intelligence, </text:span><text:span text:style-name="T7">and want to empower individuals and help them succeed.</text:span></text:p>
      <text:p text:style-name="P8"/>
      <text:p text:style-name="P4"><text:span text:style-name="T6">I offer a firm foundation in teaching and mentoring through my early experience as a resident leader and tutor in high school, and my work experience has further complemented this skill. As a lifeguard I interacted with kids frequently, improving my communication skills, and as a dining hall manager I learned the value of leadership and commitment.</text:span><text:span text:style-name="T4"> </text:span><text:span text:style-name="T8">My coursework has made me confident in a broad range of scholarly activities, from critical writing to data management and object oriented programming. </text:span><text:span text:style-name="T4">I think these, along with my cheerful attitude, intense work ethic,</text:span><text:bookmark text:name="_GoBack"/><text:span text:style-name="T4"> and detail oriented approach, make me a strong candidate for this position.</text:span></text:p>
      <text:p text:style-name="P5"/>
      <text:p text:style-name="P5">The top portion of my resume highlights my education, and below is my career profile and four significant accomplishments in areas of management and leadership.</text:p>
      <text:p text:style-name="P3"><text:span text:style-name="T4">You can reach my any time via my cell, (413) 522-4103, or via email at </text:span><text:a xlink:type="simple" xlink:href="mailto:gus.cantieni@gmail.com" text:style-name="Internet_20_link" text:visited-style-name="Visited_20_Internet_20_Link"><text:span text:style-name="Internet_20_link"><text:span text:style-name="T4">gus</text:span></text:span></text:a><text:span text:style-name="Internet_20_link"><text:span text:style-name="T4">_cantieni@brown.edu</text:span></text:span><text:span text:style-name="T4">. </text:span></text:p>
      <text:p text:style-name="P5"/>
      <text:p text:style-name="P5">I’d welcome the opportunity to speak with you if you think I would be a strong candidate for this or any other position.</text:p>
      <text:p text:style-name="P5"/>
      <text:p text:style-name="P5">Sincerely,</text:p>
      <text:p text:style-name="P5"/>
      <text:p text:style-name="P5">Gus Cantie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da58" officeooo:paragraph-rsid="000bda58"/>
    </style:style>
    <style:style style:name="MP2" style:family="paragraph" style:parent-style-name="Header">
      <style:paragraph-properties fo:text-align="end" style:justify-single-word="false"/>
      <style:text-properties officeooo:rsid="000d376b" officeooo:paragraph-rsid="000d376b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text-position="super 58%" fo:font-style="italic" style:font-style-asian="italic" style:font-style-complex="italic"/>
    </style:style>
    <style:style style:name="MT3" style:family="text">
      <style:text-properties officeooo:rsid="000d376b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us Cantieni, Class of 2020</text:p>
        <text:p text:style-name="MP1"><text:span text:style-name="MT1">1</text:span><text:span text:style-name="MT2">st</text:span><text:span text:style-name="MT1"> choice</text:span>: <text:span text:style-name="MT3">Mentor New York</text:span></text:p>
        <text:p text:style-name="MP2"><text:span text:style-name="MT1">Others I would love to be part of</text:span>: Let’s Get Ready, Building Beats, BronxWork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0:22:00</meta:creation-date>
    <meta:initial-creator>Gus Cantieni</meta:initial-creator>
    <dc:language>en-US</dc:language>
    <dc:date>2018-02-26T21:54:22.677075403</dc:date>
    <meta:editing-cycles>7</meta:editing-cycles>
    <meta:editing-duration>P1DT5H35M13S</meta:editing-duration>
    <meta:generator>LibreOffice/5.1.6.2$Linux_X86_64 LibreOffice_project/10m0$Build-2</meta:generator>
    <meta:document-statistic meta:table-count="0" meta:image-count="0" meta:object-count="0" meta:page-count="1" meta:paragraph-count="11" meta:word-count="250" meta:character-count="1518" meta:non-whitespace-character-count="1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